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864" officeooo:paragraph-rsid="00182864"/>
    </style:style>
    <style:style style:name="P2" style:family="paragraph" style:parent-style-name="Standard">
      <style:text-properties officeooo:rsid="00182864" officeooo:paragraph-rsid="0018b2b2"/>
    </style:style>
    <style:style style:name="P3" style:family="paragraph" style:parent-style-name="Standard">
      <style:text-properties officeooo:rsid="00182864" officeooo:paragraph-rsid="001e211f"/>
    </style:style>
    <style:style style:name="P4" style:family="paragraph" style:parent-style-name="Standard">
      <style:text-properties officeooo:rsid="00182864" officeooo:paragraph-rsid="00236c77"/>
    </style:style>
    <style:style style:name="P5" style:family="paragraph" style:parent-style-name="Standard">
      <style:text-properties officeooo:rsid="00182864" officeooo:paragraph-rsid="00280f30"/>
    </style:style>
    <style:style style:name="P6" style:family="paragraph" style:parent-style-name="Standard">
      <style:text-properties officeooo:rsid="00182864" officeooo:paragraph-rsid="00284af8"/>
    </style:style>
    <style:style style:name="P7" style:family="paragraph" style:parent-style-name="Standard">
      <style:text-properties officeooo:rsid="00182864" officeooo:paragraph-rsid="0029f9ba"/>
    </style:style>
    <style:style style:name="P8" style:family="paragraph" style:parent-style-name="Standard">
      <style:text-properties officeooo:rsid="0018b2b2" officeooo:paragraph-rsid="0018b2b2"/>
    </style:style>
    <style:style style:name="P9" style:family="paragraph" style:parent-style-name="Standard">
      <style:text-properties officeooo:rsid="0018b2b2" officeooo:paragraph-rsid="001c4d9f"/>
    </style:style>
    <style:style style:name="P10" style:family="paragraph" style:parent-style-name="Standard">
      <style:text-properties officeooo:rsid="00197c7f" officeooo:paragraph-rsid="00197c7f"/>
    </style:style>
    <style:style style:name="P11" style:family="paragraph" style:parent-style-name="Standard">
      <style:text-properties officeooo:rsid="001e211f" officeooo:paragraph-rsid="001e211f"/>
    </style:style>
    <style:style style:name="P12" style:family="paragraph" style:parent-style-name="Standard">
      <style:text-properties officeooo:rsid="001e211f" officeooo:paragraph-rsid="00197c7f"/>
    </style:style>
    <style:style style:name="P13" style:family="paragraph" style:parent-style-name="Standard">
      <style:text-properties officeooo:rsid="001e211f" officeooo:paragraph-rsid="002826e6"/>
    </style:style>
    <style:style style:name="P14" style:family="paragraph" style:parent-style-name="Standard">
      <style:text-properties officeooo:rsid="001e211f" officeooo:paragraph-rsid="00284af8"/>
    </style:style>
    <style:style style:name="P15" style:family="paragraph" style:parent-style-name="Standard">
      <style:text-properties officeooo:rsid="001ff7b3" officeooo:paragraph-rsid="001ff7b3"/>
    </style:style>
    <style:style style:name="P16" style:family="paragraph" style:parent-style-name="Standard">
      <style:text-properties officeooo:rsid="0021c3ec" officeooo:paragraph-rsid="0021c3ec"/>
    </style:style>
    <style:style style:name="P17" style:family="paragraph" style:parent-style-name="Standard">
      <style:text-properties officeooo:rsid="0024eb49" officeooo:paragraph-rsid="0024eb49"/>
    </style:style>
    <style:style style:name="P18" style:family="paragraph" style:parent-style-name="Standard">
      <style:text-properties officeooo:rsid="0026cc7a" officeooo:paragraph-rsid="0026cc7a"/>
    </style:style>
    <style:style style:name="P19" style:family="paragraph" style:parent-style-name="Standard">
      <style:text-properties officeooo:rsid="0026d005" officeooo:paragraph-rsid="0026d005"/>
    </style:style>
    <style:style style:name="P20" style:family="paragraph" style:parent-style-name="Standard">
      <style:text-properties officeooo:rsid="0027780b" officeooo:paragraph-rsid="0027780b"/>
    </style:style>
    <style:style style:name="P21" style:family="paragraph" style:parent-style-name="Standard">
      <style:text-properties officeooo:rsid="001ae8d2" officeooo:paragraph-rsid="00280f30"/>
    </style:style>
    <style:style style:name="P22" style:family="paragraph" style:parent-style-name="Standard">
      <style:text-properties officeooo:rsid="001ae8d2" officeooo:paragraph-rsid="00284af8"/>
    </style:style>
    <style:style style:name="P23" style:family="paragraph" style:parent-style-name="Standard">
      <style:text-properties officeooo:rsid="001c4d9f" officeooo:paragraph-rsid="0029f9ba"/>
    </style:style>
    <style:style style:name="P24" style:family="paragraph" style:parent-style-name="Standard">
      <style:text-properties officeooo:rsid="00236c77" officeooo:paragraph-rsid="00236c77"/>
    </style:style>
    <style:style style:name="P25" style:family="paragraph" style:parent-style-name="Standard">
      <style:text-properties officeooo:rsid="00236c77" officeooo:paragraph-rsid="002b65e3"/>
    </style:style>
    <style:style style:name="P26" style:family="paragraph" style:parent-style-name="Standard">
      <style:text-properties officeooo:rsid="0025eabe" officeooo:paragraph-rsid="00280f30"/>
    </style:style>
    <style:style style:name="P27" style:family="paragraph" style:parent-style-name="Standard">
      <style:text-properties officeooo:rsid="0018b2b2" officeooo:paragraph-rsid="0018b2b2"/>
    </style:style>
    <style:style style:name="P28" style:family="paragraph">
      <loext:graphic-properties draw:fill-color="#323232" draw:opacity="100%"/>
      <style:paragraph-properties fo:text-align="center"/>
    </style:style>
    <style:style style:name="P29" style:family="paragraph">
      <loext:graphic-properties draw:fill-color="#323232" draw:opacity="0%"/>
      <style:paragraph-properties fo:text-align="center"/>
    </style:style>
    <style:style style:name="T1" style:family="text">
      <style:text-properties officeooo:rsid="0018b2b2"/>
    </style:style>
    <style:style style:name="T2" style:family="text">
      <style:text-properties officeooo:rsid="001c4d9f"/>
    </style:style>
    <style:style style:name="T3" style:family="text">
      <style:text-properties officeooo:rsid="001ff7b3"/>
    </style:style>
    <style:style style:name="T4" style:family="text">
      <style:text-properties officeooo:rsid="0021c3ec"/>
    </style:style>
    <style:style style:name="T5" style:family="text">
      <style:text-properties officeooo:rsid="00084d4c"/>
    </style:style>
    <style:style style:name="T6" style:family="text">
      <style:text-properties officeooo:rsid="00236c77"/>
    </style:style>
    <style:style style:name="T7" style:family="text">
      <style:text-properties officeooo:rsid="0026d005"/>
    </style:style>
    <style:style style:name="T8" style:family="text">
      <style:text-properties officeooo:rsid="00280f30"/>
    </style:style>
    <style:style style:name="T9" style:family="text">
      <style:text-properties officeooo:rsid="0025eabe"/>
    </style:style>
    <style:style style:name="T10" style:family="text">
      <style:text-properties officeooo:rsid="002d57fd"/>
    </style:style>
    <style:style style:name="T11" style:family="text">
      <style:text-properties officeooo:rsid="0027d502"/>
    </style:style>
    <style:style style:name="T12" style:family="text">
      <style:text-properties officeooo:rsid="002b65e3"/>
    </style:style>
    <style:style style:name="gr1" style:family="graphic">
      <style:graphic-properties draw:stroke="solid" draw:stroke-dash="Dashed_20__28_var_29__20_4" svg:stroke-width="0.18mm" svg:stroke-color="#000000" svg:stroke-opacity="75%" draw:stroke-linejoin="miter" draw:fill-color="#323232" draw:opacity="10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4" svg:stroke-width="0.18mm" svg:stroke-color="#000000" svg:stroke-opacity="0%" draw:stroke-linejoin="miter" draw:fill-color="#323232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8" drawooo:display="printer" svg:width="0mm" svg:height="0mm" svg:x="66.11mm" svg:y="98.67mm" svg:viewBox="0 0 0 0" draw:points="0,0">
        <text:p/>
      </draw:polygon>
      <draw:polygon text:anchor-type="page" text:anchor-page-number="1" draw:z-index="1" draw:name="turtle" draw:style-name="gr2" draw:text-style-name="P29" drawooo:display="printer" svg:width="0mm" svg:height="0mm" svg:x="66.11mm" svg:y="98.65mm" svg:viewBox="0 0 0 0" draw:points="0,0">
        <text:p/>
      </draw:polygon>
      <text:p text:style-name="P5">; <text:s/><text:bookmark-start text:name="Figura-2"/><text:span text:style-name="T9">FIGURA</text:span><text:bookmark-end text:name="Figura-2"/><text:span text:style-name="T9"> 2 (</text:span><text:a xlink:type="simple" xlink:href="#Figura-2-o" text:style-name="Internet_20_link" text:visited-style-name="Visited_20_Internet_20_Link"><text:span text:style-name="T9">Torna alla figura</text:span></text:a><text:span text:style-name="T9">)</text:span></text:p>
      <text:p text:style-name="P26">; L'effetto dell'istruzione POSITION e le coordinate della pagina</text:p>
      <text:p text:style-name="P5">; <text:span text:style-name="T10">Versione 1.</text:span></text:p>
      <text:p text:style-name="P5">; <text:span text:style-name="T10">A.R. Formiconi</text:span></text:p>
      <text:p text:style-name="P5">; <text:span text:style-name="T10">25 luglio 2016</text:span></text:p>
      <text:p text:style-name="P5"/>
      <text:p text:style-name="P5"/>
      <text:p text:style-name="P5">; <text:span text:style-name="T11">Versione scritta come viene, senza particolari ottimizzazioni</text:span></text:p>
      <text:p text:style-name="P5"/>
      <text:p text:style-name="P5">; <text:s/><text:span text:style-name="T9">Predispone tutto</text:span></text:p>
      <text:p text:style-name="P5"/>
      <text:p text:style-name="P5"><text:span text:style-name="T8">C</text:span>LEARSCREEN</text:p>
      <text:p text:style-name="P1">HOME</text:p>
      <text:p text:style-name="P1">A = 200<text:tab/><text:tab/><text:tab/><text:tab/>; <text:span text:style-name="T8">lato corto del rettangolo che rappresenta la pagina</text:span></text:p>
      <text:p text:style-name="P1">B = 282<text:tab/><text:tab/><text:tab/><text:tab/>; <text:span text:style-name="T8">lato lungo</text:span></text:p>
      <text:p text:style-name="P21">FILLCOLOR <text:span text:style-name="T2">[230, 230, 230]<text:tab/>; fissa a grigio chiaro il colore di riempimento</text:span></text:p>
      <text:p text:style-name="P1">PENUP</text:p>
      <text:p text:style-name="P5">FORWARD B/2<text:tab/><text:tab/><text:tab/>; <text:span text:style-name="T9">si dirige verso l'angolo in alto a sinistra</text:span></text:p>
      <text:p text:style-name="P1">HEADING 9h</text:p>
      <text:p text:style-name="P1">FORWARD A/2</text:p>
      <text:p text:style-name="P5">HEADING 3h<text:tab/><text:tab/><text:tab/><text:tab/>; <text:span text:style-name="T9">e punta verso destra (ore 3)</text:span></text:p>
      <text:p text:style-name="P1">PENDOWN</text:p>
      <text:p text:style-name="P1"/>
      <text:p text:style-name="P5">; <text:span text:style-name="T9">disegna il rettangolo, ruotando in senso orario</text:span></text:p>
      <text:p text:style-name="P5"/>
      <text:p text:style-name="P11">FORWARD A</text:p>
      <text:p text:style-name="P11">RIGHT 90</text:p>
      <text:p text:style-name="P11">FORWARD B</text:p>
      <text:p text:style-name="P11">RIGHT <text:s/>90</text:p>
      <text:p text:style-name="P11">FORWARD A</text:p>
      <text:p text:style-name="P13">FILL<text:tab/><text:tab/><text:tab/><text:tab/><text:tab/>; <text:span text:style-name="T9">riempie il rettangolo</text:span></text:p>
      <text:p text:style-name="P11">PENUP</text:p>
      <text:p text:style-name="P11">RIGHT 90</text:p>
      <text:p text:style-name="P13">FORWARD B<text:tab/><text:tab/><text:tab/><text:tab/>; <text:span text:style-name="T9">si posiziona nell'angolo in alto a sinistra del foglio</text:span></text:p>
      <text:p text:style-name="P11"/>
      <text:p text:style-name="P13">; <text:span text:style-name="T9">ripete il giro marcando gli angoli e ponendo le scritte </text:span></text:p>
      <text:p text:style-name="P13"/>
      <text:p text:style-name="P14">HEADING 3h<text:tab/><text:tab/><text:tab/><text:tab/>; <text:span text:style-name="T9">angolo alto destro</text:span></text:p>
      <text:p text:style-name="P22">FILLCOLOR <text:span text:style-name="T2">[50, 50, 50]<text:tab/><text:tab/>; fissa un grigio più scuro per i cerchietti</text:span></text:p>
      <text:p text:style-name="P3">FORWARD A</text:p>
      <text:p text:style-name="P15">PENDOWN</text:p>
      <text:p text:style-name="P10">CIRCLE <text:span text:style-name="T2">5</text:span></text:p>
      <text:p text:style-name="P9">PENUP</text:p>
      <text:p text:style-name="P8"><text:span text:style-name="T3">FORWARD 10 </text:span>LEFT 90 FORWARD <text:span text:style-name="T2">15</text:span></text:p>
      <text:p text:style-name="P4"><text:span text:style-name="T1">LABEL</text:span> “[PAGESIZE[0], <text:span text:style-name="T5">0</text:span>]”</text:p>
      <text:p text:style-name="P8">BACK <text:span text:style-name="T2">15 </text:span>RIGHT 90 <text:span text:style-name="T3">BACK 10</text:span></text:p>
      <text:p text:style-name="P8"/>
      <text:p text:style-name="P6">RIGHT 90<text:tab/><text:tab/><text:tab/><text:tab/>; <text:span text:style-name="T9">angolo basso destro</text:span></text:p>
      <text:p text:style-name="P1">FORWARD B</text:p>
      <text:p text:style-name="P15">PENDOWN</text:p>
      <text:p text:style-name="P10">CIRCLE <text:span text:style-name="T2">5</text:span></text:p>
      <text:p text:style-name="P10">PENUP</text:p>
      <text:p text:style-name="P10"><text:soft-page-break/>FORWARD <text:span text:style-name="T2">15 LEFT 90 FORWARD 30 LEFT 90</text:span></text:p>
      <text:p text:style-name="P1"><text:span text:style-name="T1">LABEL</text:span> “[PAGESIZE[0],PAGESIZE[1]]”</text:p>
      <text:p text:style-name="P10"><text:span text:style-name="T3">LEFT 90 FORWARD 30 RIGHT 90 </text:span>FORWARD <text:span text:style-name="T2">15</text:span></text:p>
      <text:p text:style-name="P8">RIGHT 180</text:p>
      <text:p text:style-name="P1"/>
      <text:p text:style-name="P7">RIGHT 90<text:tab/><text:tab/><text:tab/><text:tab/>; <text:span text:style-name="T9">angolo basso sinistro</text:span></text:p>
      <text:p text:style-name="P1">FORWARD A</text:p>
      <text:p text:style-name="P15">PENDOWN</text:p>
      <text:p text:style-name="P10">CIRCLE <text:span text:style-name="T2">5</text:span></text:p>
      <text:p text:style-name="P8">RIGHT 90</text:p>
      <text:p text:style-name="P10">PENUP</text:p>
      <text:p text:style-name="P10">BACK <text:span text:style-name="T2">15</text:span></text:p>
      <text:p text:style-name="P1"><text:span text:style-name="T1">LABEL</text:span> “[<text:span text:style-name="T6">0, </text:span>PAGESIZE[1]]”</text:p>
      <text:p text:style-name="P10">FORWARD <text:span text:style-name="T2">15</text:span></text:p>
      <text:p text:style-name="P12"/>
      <text:p text:style-name="P23">FORWARD B<text:tab/><text:tab/><text:tab/><text:tab/>; <text:span text:style-name="T9">angolo altro sinistro</text:span></text:p>
      <text:p text:style-name="P15">PENDOWN</text:p>
      <text:p text:style-name="P10">CIRCLE <text:span text:style-name="T2">5</text:span></text:p>
      <text:p text:style-name="P8">PENUP</text:p>
      <text:p text:style-name="P8"><text:span text:style-name="T4">FORWARD</text:span> <text:span text:style-name="T4">15</text:span></text:p>
      <text:p text:style-name="P16">LEFT 90 FORWARD 10 RIGHT 90</text:p>
      <text:p text:style-name="P2"><text:span text:style-name="T1">LABEL</text:span> “[0, 0]”</text:p>
      <text:p text:style-name="P8"><text:span text:style-name="T4">BACK</text:span><text:tab/> <text:span text:style-name="T2">15</text:span></text:p>
      <text:p text:style-name="P8">PENDOWN</text:p>
      <text:p text:style-name="P24"/>
      <text:p text:style-name="P25">; <text:span text:style-name="T12">disegna il percorso della tartaruga in seguito all'istruzione POSITION [350,320]</text:span></text:p>
      <text:p text:style-name="P25"/>
      <text:p text:style-name="P17">HOME<text:tab/><text:tab/><text:tab/><text:tab/><text:tab/>; <text:span text:style-name="T12">mi posiziono al centro</text:span></text:p>
      <text:p text:style-name="P19">PENUP<text:tab/><text:tab/><text:tab/><text:tab/>; <text:span text:style-name="T12">senza disegnare...</text:span></text:p>
      <text:p text:style-name="P19">POSITION [298, 430]<text:tab/><text:tab/>; <text:span text:style-name="T12">vado dove voglio piazzare...</text:span></text:p>
      <text:p text:style-name="P20">HEADING 0<text:tab/><text:tab/><text:tab/><text:tab/>; <text:span text:style-name="T12">l'etichetta con le...</text:span></text:p>
      <text:p text:style-name="P19">LABEL “[298, 421]”<text:tab/><text:tab/><text:tab/>; <text:span text:style-name="T12">coordinate del centro</text:span></text:p>
      <text:p text:style-name="P19">HOME<text:tab/><text:tab/><text:tab/><text:tab/><text:tab/>; <text:span text:style-name="T12">torno al centro e...</text:span></text:p>
      <text:p text:style-name="P19">PENDOWN<text:tab/><text:tab/><text:tab/><text:tab/>; <text:span text:style-name="T12">disegno...</text:span></text:p>
      <text:p text:style-name="P18">CIRCLE 5<text:tab/><text:tab/><text:tab/><text:tab/>; <text:span text:style-name="T12">il cerchietto centrale</text:span></text:p>
      <text:p text:style-name="P18">FILLCOLOR “green”<text:tab/><text:tab/><text:tab/>; <text:span text:style-name="T12">fisso il colore verde per la tartaruga, che mostrerò</text:span></text:p>
      <text:p text:style-name="P17">POSITION [3<text:span text:style-name="T7">50</text:span>,<text:span text:style-name="T7">320</text:span>]<text:tab/><text:tab/><text:tab/>; <text:span text:style-name="T12">applico POSITION [350,320]</text:span></text:p>
      <text:p text:style-name="P20">P = POSITION<text:tab/><text:tab/><text:tab/>; <text:span text:style-name="T12">memorizzo tale posizione...</text:span></text:p>
      <text:p text:style-name="P20">H = HEADING<text:tab/><text:tab/><text:tab/>; <text:span text:style-name="T12">e direzione</text:span></text:p>
      <text:p text:style-name="P20">PENUP<text:tab/><text:tab/><text:tab/><text:tab/>; <text:span text:style-name="T12">alzo la penna</text:span></text:p>
      <text:p text:style-name="P20">POSITION [300,320]<text:tab/><text:tab/><text:tab/>; <text:span text:style-name="T12">mi sposto un po' per piazzare...</text:span></text:p>
      <text:p text:style-name="P20">HEADING 0<text:tab/><text:tab/><text:tab/><text:tab/>; <text:span text:style-name="T12">orientata correttamente</text:span></text:p>
      <text:p text:style-name="P20">LABEL “[350, 320]”<text:tab/><text:tab/><text:tab/>; <text:span text:style-name="T12">l'etichetta</text:span></text:p>
      <text:p text:style-name="P20">POSITION P<text:tab/><text:tab/><text:tab/><text:tab/>; <text:span text:style-name="T12">ritorno alla posizione e direzione...</text:span></text:p>
      <text:p text:style-name="P20">HEADING H<text:tab/><text:tab/><text:tab/><text:tab/>; <text:span text:style-name="T12">per lasciarvi visibile la tartaruga</text:span></text:p>
      <text:p text:style-name="P20"/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2="1" draw:dots2-length="0.2mm" draw:distance="0.2mm"/>
    <draw:stroke-dash draw:name="Dashed_20__28_var_29__20_5" draw:display-name="Dashed (var) 5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22:29:33.086901965</meta:creation-date>
    <dc:date>2016-08-08T13:02:05.464604077</dc:date>
    <meta:editing-duration>PT2H37M37S</meta:editing-duration>
    <meta:editing-cycles>20</meta:editing-cycles>
    <meta:generator>LibreOffice/5.0.6.2$Linux_X86_64 LibreOffice_project/00m0$Build-2</meta:generator>
    <meta:document-statistic meta:table-count="0" meta:image-count="0" meta:object-count="0" meta:page-count="2" meta:paragraph-count="84" meta:word-count="389" meta:character-count="2235" meta:non-whitespace-character-count="1847"/>
  </office:meta>
</office:document-meta>
</file>